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1.6903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82in" style:rel-column-width="291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1aca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81aca6" fo:padding="0.0382in" fo:border="0.5pt solid #000000">
        <style:background-image/>
      </style:table-cell-properties>
    </style:style>
    <style:style style:name="Table1.A2" style:family="table-cell">
      <style:table-cell-properties fo:background-color="#81aca6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B3" style:family="table-cell">
      <style:table-cell-properties fo:background-color="#ffff38" fo:padding="0.0382in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ff6d6d" fo:padding="0.0382in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43c33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B4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style:vertical-align="" fo:background-color="#43c33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#43c330" fo:padding="0.0382in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ff6d6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0552a9"/>
    </style:style>
    <style:style style:name="P2" style:family="paragraph" style:parent-style-name="Table_20_Contents">
      <style:text-properties fo:font-weight="bold" officeooo:paragraph-rsid="000552a9" style:font-weight-asian="bold" style:font-weight-complex="bold"/>
    </style:style>
    <style:style style:name="P3" style:family="paragraph" style:parent-style-name="Table_20_Contents">
      <style:text-properties officeooo:paragraph-rsid="000552a9"/>
    </style:style>
    <style:style style:name="P4" style:family="paragraph" style:parent-style-name="Table_20_Contents">
      <style:text-properties fo:font-size="12pt" fo:font-weight="bold" officeooo:paragraph-rsid="000552a9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2pt" officeooo:paragraph-rsid="000552a9" style:font-size-asian="12pt" style:font-size-complex="12pt"/>
    </style:style>
    <style:style style:name="T1" style:family="text">
      <style:text-properties officeooo:rsid="09ef8b4b"/>
    </style:style>
    <style:style style:name="T2" style:family="text">
      <style:text-properties officeooo:rsid="0887d141"/>
    </style:style>
    <style:style style:name="T3" style:family="text">
      <style:text-properties officeooo:rsid="005a2d67"/>
    </style:style>
    <style:style style:name="T4" style:family="text">
      <style:text-properties officeooo:rsid="00663443"/>
    </style:style>
    <style:style style:name="T5" style:family="text">
      <style:text-properties officeooo:rsid="0067ac72"/>
    </style:style>
    <style:style style:name="T6" style:family="text">
      <style:text-properties officeooo:rsid="0a820126"/>
    </style:style>
    <style:style style:name="T7" style:family="text">
      <style:text-properties officeooo:rsid="0a813876"/>
    </style:style>
    <style:style style:name="T8" style:family="text">
      <style:text-properties officeooo:rsid="006433ea"/>
    </style:style>
    <style:style style:name="T9" style:family="text">
      <style:text-properties officeooo:rsid="006c02d2"/>
    </style:style>
    <style:style style:name="T10" style:family="text">
      <style:text-properties officeooo:rsid="0072257b"/>
    </style:style>
    <style:style style:name="T11" style:family="text">
      <style:text-properties officeooo:rsid="0072a17f"/>
    </style:style>
    <style:style style:name="T12" style:family="text">
      <style:text-properties officeooo:rsid="08346796"/>
    </style:style>
    <style:style style:name="T13" style:family="text">
      <style:text-properties officeooo:rsid="007a728e"/>
    </style:style>
    <style:style style:name="T14" style:family="text">
      <style:text-properties officeooo:rsid="06d2c58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><text:span text:style-name="T1">P</text:span>roperties</text:p>
          </table:table-cell>
          <table:table-cell table:style-name="Table1.A1" office:value-type="string">
            <text:p text:style-name="P4"><text:span text:style-name="T1">A</text:span>xis-<text:span text:style-name="T2">a</text:span>ngle</text:p>
          </table:table-cell>
          <table:table-cell table:style-name="Table1.A1" office:value-type="string">
            <text:p text:style-name="P4"><text:span text:style-name="T1">Q</text:span>uaternion</text:p>
          </table:table-cell>
          <table:table-cell table:style-name="Table1.A1" office:value-type="string">
            <text:p text:style-name="P4"><text:span text:style-name="T2">Euler</text:span> <text:span text:style-name="T2">a</text:span>ngle</text:p>
          </table:table-cell>
          <table:table-cell table:style-name="Table1.E1" office:value-type="string">
            <text:p text:style-name="P4"><text:span text:style-name="T1">M</text:span>atrix</text:p>
          </table:table-cell>
        </table:table-row>
        <table:table-row table:style-name="Table1.1">
          <table:table-cell table:style-name="Table1.A2" office:value-type="string">
            <text:p text:style-name="P5"><text:span text:style-name="T2">s</text:span>pecific area of usage</text:p>
          </table:table-cell>
          <table:table-cell table:style-name="Table1.B2" office:value-type="string">
            <text:p text:style-name="P3">Storage of physics variable; e.g. rotational velocity and acceleration</text:p>
          </table:table-cell>
          <table:table-cell table:style-name="Table1.B2" office:value-type="string">
            <text:p text:style-name="P3">Calculations <text:span text:style-name="T13">of rotations, such as combinations and interpolations</text:span></text:p>
          </table:table-cell>
          <table:table-cell table:style-name="Table1.B2" office:value-type="string">
            <text:p text:style-name="P3">Intuitiveness of setting up orientations; e.g. game engine editor windows</text:p>
          </table:table-cell>
          <table:table-cell table:style-name="Table1.E2" office:value-type="string">
            <text:p text:style-name="P3"><text:span text:style-name="T14">Usage in Game Engine Development due to easy i</text:span>ntegration with other transformations like scaling and translations</text:p>
          </table:table-cell>
        </table:table-row>
        <table:table-row table:style-name="Table1.1">
          <table:table-cell table:style-name="Table1.A2" office:value-type="string">
            <text:p text:style-name="P5"><text:span text:style-name="T2">m</text:span>apping to SO(3)</text:p>
          </table:table-cell>
          <table:table-cell table:style-name="Table1.B3" office:value-type="string">
            <text:p text:style-name="P3">- Repeats every <draw:frame draw:style-name="fr1" draw:name="Object164" text:anchor-type="as-char" svg:y="-0.1484in" svg:width="0.2256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3">; </text:span></text:p>
            <text:p text:style-name="P3">- Any axis is the identity for an angle of <draw:frame draw:style-name="fr1" draw:name="Object165" text:anchor-type="as-char" svg:y="-0.1484in" svg:width="0.3929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B3" office:value-type="string">
            <text:p text:style-name="P3">only unit quaternions; </text:p>
            <text:p text:style-name="P3">double cover of SO(3)</text:p>
          </table:table-cell>
          <table:table-cell table:style-name="Table1.D3" office:value-type="string">
            <text:p text:style-name="P3">Repeats every 360° for each entry</text:p>
            <text:p text:style-name="P3">gimbal lock</text:p>
          </table:table-cell>
          <table:table-cell table:style-name="Table1.E3" office:value-type="string">
            <text:p text:style-name="P3">1 to 1 mapping of rotation matrices to SO(3), but strict constrictions for rotation matrices</text:p>
          </table:table-cell>
        </table:table-row>
        <table:table-row table:style-name="Table1.4">
          <table:table-cell table:style-name="Table1.A2" office:value-type="string">
            <text:p text:style-name="P5"><text:span text:style-name="T2">v</text:span>ector <text:span text:style-name="T2">r</text:span>otation</text:p>
          </table:table-cell>
          <table:table-cell table:style-name="Table1.B4" office:value-type="string">
            <text:p text:style-name="P3">- Rodrigues’ rotation formula <text:line-break/>(requires sin and cos)</text:p>
          </table:table-cell>
          <table:table-cell table:style-name="Table1.C4" office:value-type="string">
            <text:p text:style-name="P3">quaternion multiplication<text:line-break/>(<text:span text:style-name="T4">32</text:span> real multiplication &amp; <text:span text:style-name="T5">18</text:span> additions)</text:p>
          </table:table-cell>
          <table:table-cell table:style-name="Table1.D3" office:value-type="string">
            <text:p text:style-name="P3">not possible; </text:p>
            <text:p text:style-name="P3">convert to matrix</text:p>
          </table:table-cell>
          <table:table-cell table:style-name="Table1.C4" office:value-type="string">
            <text:p text:style-name="P3">matrix-vector multiplication</text:p>
            <text:p text:style-name="P3">(9 real multiplications &amp; 6 additions)</text:p>
          </table:table-cell>
        </table:table-row>
        <table:table-row table:style-name="Table1.4">
          <table:table-cell table:style-name="Table1.A2" office:value-type="string">
            <text:p text:style-name="P5"><text:span text:style-name="T6">sequential </text:span><text:span text:style-name="T2">c</text:span>ombi-nation</text:p>
          </table:table-cell>
          <table:table-cell table:style-name="Table1.B3" office:value-type="string">
            <text:p text:style-name="P3">- <text:span text:style-name="T7">not arithmetical sequential combination</text:span></text:p>
            <text:p text:style-name="P3">- <text:span text:style-name="T8">sum of rotational velocities and acceleration</text:span></text:p>
          </table:table-cell>
          <table:table-cell table:style-name="Table1.C4" office:value-type="string">
            <text:p text:style-name="P3">- via multiplication</text:p>
            <text:p text:style-name="P3">(16 real multiplications &amp; <text:span text:style-name="T5">9</text:span> additions)</text:p>
          </table:table-cell>
          <table:table-cell table:style-name="Table1.D3" office:value-type="string">
            <text:p text:style-name="P3">- <text:span text:style-name="T7">not arithmetical possible</text:span></text:p>
          </table:table-cell>
          <table:table-cell table:style-name="Table1.C4" office:value-type="string">
            <text:p text:style-name="P3">- matrix-matrix multiplication</text:p>
            <text:p text:style-name="P3">(27 real multiplication &amp; 18 additions; or more for 4x4 matrices)</text:p>
          </table:table-cell>
        </table:table-row>
        <table:table-row table:style-name="Table1.1">
          <table:table-cell table:style-name="Table1.A2" office:value-type="string">
            <text:p text:style-name="P5"><text:span text:style-name="T2">i</text:span>nter-polation</text:p>
          </table:table-cell>
          <table:table-cell table:style-name="Table1.B4" office:value-type="string">
            <text:p text:style-name="P3"><text:span text:style-name="T9">vector scaling </text:span><text:span text:style-name="T10">via lerp </text:span><text:span text:style-name="T11">of rotation vector</text:span>; </text:p>
            <text:p text:style-name="P3">Otherwise lerp and spline interpolation for more control, but not shortest path</text:p>
          </table:table-cell>
          <table:table-cell table:style-name="Table1.C6" office:value-type="string">
            <text:p text:style-name="P3">lerp + normalisation for shortest path; </text:p>
            <text:p text:style-name="P3">slerp for shortest path &amp; constant speed</text:p>
            <text:p text:style-name="P3">squad for control points </text:p>
            <text:p text:style-name="P3">spline + normalisation for control points; </text:p>
            <text:p text:style-name="P3">scaled rotation application in combination with axis-angle</text:p>
          </table:table-cell>
          <table:table-cell table:style-name="Table1.B4" office:value-type="string">
            <text:p text:style-name="P3">lerp interpolation <text:span text:style-name="T12">(</text:span>shortest path if <text:span text:style-name="T12">and </text:span>only <text:span text:style-name="T12">if </text:span>one angle differs, otherwise not<text:span text:style-name="T12">)</text:span></text:p>
          </table:table-cell>
          <table:table-cell table:style-name="Table1.E6" office:value-type="string">
            <text:p text:style-name="P3">Linear interpolation of entries + conversion to quaternion, but not recommend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  <style:text-properties style:font-name="Arial2" fo:font-family="Arial" style:font-style-name="Regular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3T00:43:29.131000000</meta:creation-date>
    <dc:date>2026-01-23T01:03:12.601000000</dc:date>
    <meta:editing-duration>PT14M1S</meta:editing-duration>
    <meta:editing-cycles>4</meta:editing-cycles>
    <meta:generator>LibreOffice/7.5.5.2$Windows_X86_64 LibreOffice_project/ca8fe7424262805f223b9a2334bc7181abbcbf5e</meta:generator>
    <meta:document-statistic meta:table-count="1" meta:image-count="0" meta:object-count="2" meta:page-count="1" meta:paragraph-count="43" meta:word-count="246" meta:character-count="1674" meta:non-whitespace-character-count="1462"/>
  </office:meta>
</office:document-meta>
</file>

<file path=Object 1/content.xml><?xml version="1.0" encoding="utf-8"?>
<math xmlns="http://www.w3.org/1998/Math/MathML" display="block">
  <semantics>
    <mrow>
      <mn>2</mn>
      <mi>π</mi>
    </mrow>
    <annotation encoding="StarMath 5.0">2 %pi</annotation>
  </semantics>
</math>
</file>

<file path=Object 2/content.xml><?xml version="1.0" encoding="utf-8"?>
<math xmlns="http://www.w3.org/1998/Math/MathML" display="block">
  <semantics>
    <mrow>
      <mrow>
        <mi>n</mi>
        <mo stretchy="false">⋅</mo>
        <mn>2</mn>
      </mrow>
      <mi mathvariant="italic">pi</mi>
    </mrow>
    <annotation encoding="StarMath 5.0">n cdot 2pi</annotation>
  </semantics>
</math>
</file>